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2" manifest:media-type=""/>
  <manifest:file-entry manifest:full-path="ObjectReplacements/Object 10" manifest:media-type=""/>
  <manifest:file-entry manifest:full-path="ObjectReplacements/Object 22" manifest:media-type=""/>
  <manifest:file-entry manifest:full-path="ObjectReplacements/Object 3" manifest:media-type=""/>
  <manifest:file-entry manifest:full-path="ObjectReplacements/Object 11" manifest:media-type=""/>
  <manifest:file-entry manifest:full-path="ObjectReplacements/Object 23" manifest:media-type=""/>
  <manifest:file-entry manifest:full-path="ObjectReplacements/Object 4" manifest:media-type=""/>
  <manifest:file-entry manifest:full-path="ObjectReplacements/Object 12" manifest:media-type=""/>
  <manifest:file-entry manifest:full-path="ObjectReplacements/Object 24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26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27" manifest:media-type=""/>
  <manifest:file-entry manifest:full-path="ObjectReplacements/Object 30" manifest:media-type=""/>
  <manifest:file-entry manifest:full-path="ObjectReplacements/Object 16" manifest:media-type=""/>
  <manifest:file-entry manifest:full-path="ObjectReplacements/Object 8" manifest:media-type=""/>
  <manifest:file-entry manifest:full-path="ObjectReplacements/Object 28" manifest:media-type=""/>
  <manifest:file-entry manifest:full-path="ObjectReplacements/Object 9" manifest:media-type=""/>
  <manifest:file-entry manifest:full-path="ObjectReplacements/Object 17" manifest:media-type=""/>
  <manifest:file-entry manifest:full-path="ObjectReplacements/Object 29" manifest:media-type=""/>
  <manifest:file-entry manifest:full-path="ObjectReplacements/Object 13" manifest:media-type=""/>
  <manifest:file-entry manifest:full-path="ObjectReplacements/Object 5" manifest:media-type=""/>
  <manifest:file-entry manifest:full-path="ObjectReplacements/Object 25" manifest:media-type=""/>
  <manifest:file-entry manifest:full-path="ObjectReplacements/Object 20" manifest:media-type=""/>
  <manifest:file-entry manifest:full-path="ObjectReplacements/Object 18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9cm" fo:min-width="1.683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Jameel Noori Nastaleeq" style:font-name-complex="Jameel Noori Nastaleeq"/>
    </style:style>
    <style:style style:name="P3" style:family="paragraph">
      <style:paragraph-properties fo:text-align="end"/>
      <style:text-properties style:font-name="Jameel Noori Nastaleeq" fo:font-size="8pt" style:font-size-asian="8pt" style:font-name-complex="Jameel Noori Nastaleeq" style:font-size-complex="8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67cm" svg:height="0.374cm" svg:x="1.546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1.384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688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695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346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019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1.587cm" svg:y="0.587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g>
          <draw:custom-shape draw:style-name="gr1" draw:text-style-name="P1" draw:layer="layout" svg:width="0.368cm" svg:height="0.373cm" svg:x="1.549cm" svg:y="1.4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1.388cm" svg:y="1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4cm" svg:x="1.692cm" svg:y="1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698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35cm" svg:y="1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022cm" svg:y="1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1.59cm" svg:y="1.473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>
          <draw:custom-shape draw:style-name="gr1" draw:text-style-name="P1" draw:layer="layout" svg:width="0.367cm" svg:height="0.374cm" svg:x="2.441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2.279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583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59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41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914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2.481cm" svg:y="0.587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custom-shape draw:style-name="gr1" draw:text-style-name="P1" draw:layer="layout" svg:width="0.367cm" svg:height="0.374cm" svg:x="0.662cm" svg:y="0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0.5cm" svg:y="0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04cm" svg:y="0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0.811cm" svg:y="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62cm" svg:y="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134cm" svg:y="0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0.702cm" svg:y="0.594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custom-shape draw:style-name="gr5" draw:text-style-name="P1" draw:layer="layout" svg:width="0.388cm" svg:height="0.132cm" svg:x="1.974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1.086cm" svg:y="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1.665cm 1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0.328cm" svg:y="1.913cm"/>
          <draw:g>
            <draw:custom-shape draw:style-name="gr1" draw:text-style-name="P1" draw:layer="layout" svg:width="0.367cm" svg:height="0.374cm" svg:x="1.563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1.401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705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1.712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363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036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04cm" svg:y="3.266cm">
              <t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draw:g>
          <draw:g>
            <draw:custom-shape draw:style-name="gr1" draw:text-style-name="P1" draw:layer="layout" svg:width="0.368cm" svg:height="0.373cm" svg:x="1.559cm" svg:y="2.3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6cm" svg:height="0.686cm" svg:x="1.397cm" svg:y="2.1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1.702cm" svg:y="2.1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708cm" svg:y="2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36cm" svg:y="2.4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032cm" svg:y="2.4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cm" svg:y="2.377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  <draw:g>
            <draw:custom-shape draw:style-name="gr1" draw:text-style-name="P1" draw:layer="layout" svg:width="0.368cm" svg:height="0.373cm" svg:x="1.566cm" svg:y="4.0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1.405cm" svg:y="3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4cm" svg:x="1.709cm" svg:y="3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715cm" svg:y="4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367cm" svg:y="4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039cm" svg:y="4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07cm" svg:y="4.152cm">
              <t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draw:g>
          <draw:g>
            <draw:custom-shape draw:style-name="gr1" draw:text-style-name="P1" draw:layer="layout" svg:width="0.367cm" svg:height="0.374cm" svg:x="2.458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2.296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6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607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258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931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9cm" svg:height="0.232cm" svg:x="2.498cm" svg:y="3.266cm">
              <t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draw:g>
          <draw:g>
            <draw:custom-shape draw:style-name="gr1" draw:text-style-name="P1" draw:layer="layout" svg:width="0.367cm" svg:height="0.374cm" svg:x="0.679cm" svg:y="3.2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0.517cm" svg:y="3.0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0.821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4cm" svg:x="0.828cm" svg:y="3.6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0.479cm" svg:y="3.3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151cm" svg:y="3.3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0.719cm" svg:y="3.273cm">
              <t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draw:g>
          <draw:custom-shape draw:style-name="gr5" draw:text-style-name="P1" draw:layer="layout" svg:width="0.388cm" svg:height="0.132cm" svg:x="1.991cm" svg:y="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svg:x="1.103cm" svg:y="3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9) translate (1.675cm 3.1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9) translate (1.682cm 4.0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367cm" svg:height="0.374cm" svg:x="4.224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062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366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373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024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697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65cm" svg:y="0.587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custom-shape draw:style-name="gr1" draw:text-style-name="P1" draw:layer="layout" svg:width="0.368cm" svg:height="0.373cm" svg:x="4.227cm" svg:y="1.4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4.066cm" svg:y="1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4cm" svg:x="4.37cm" svg:y="1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376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028cm" svg:y="1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7cm" svg:y="1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68cm" svg:y="1.473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draw:g>
        <draw:g>
          <draw:custom-shape draw:style-name="gr1" draw:text-style-name="P1" draw:layer="layout" svg:width="0.367cm" svg:height="0.374cm" svg:x="5.119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57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61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68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19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592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59cm" svg:y="0.587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custom-shape draw:style-name="gr1" draw:text-style-name="P1" draw:layer="layout" svg:width="0.367cm" svg:height="0.374cm" svg:x="3.34cm" svg:y="0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3.178cm" svg:y="0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482cm" svg:y="0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3.489cm" svg:y="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4cm" svg:y="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812cm" svg:y="0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8cm" svg:y="0.594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custom-shape draw:style-name="gr5" draw:text-style-name="P1" draw:layer="layout" svg:width="0.388cm" svg:height="0.132cm" svg:x="4.652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3.764cm" svg:y="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4.343cm 1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0.328cm" svg:y="1.913cm"/>
          <draw:g>
            <draw:custom-shape draw:style-name="gr1" draw:text-style-name="P1" draw:layer="layout" svg:width="0.367cm" svg:height="0.374cm" svg:x="4.241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4.079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4.383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4.39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4.041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4.714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4.282cm" svg:y="3.266cm">
              <text:p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draw:g>
          <draw:g>
            <draw:custom-shape draw:style-name="gr1" draw:text-style-name="P1" draw:layer="layout" svg:width="0.368cm" svg:height="0.373cm" svg:x="4.237cm" svg:y="2.3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6cm" svg:height="0.686cm" svg:x="4.075cm" svg:y="2.1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4.38cm" svg:y="2.1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4.386cm" svg:y="2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4.038cm" svg:y="2.4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4.71cm" svg:y="2.4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4.278cm" svg:y="2.377cm">
              <text:p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draw:g>
          <draw:g>
            <draw:custom-shape draw:style-name="gr1" draw:text-style-name="P1" draw:layer="layout" svg:width="0.368cm" svg:height="0.373cm" svg:x="4.244cm" svg:y="4.0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4.083cm" svg:y="3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4cm" svg:x="4.387cm" svg:y="3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4.393cm" svg:y="4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4.045cm" svg:y="4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4.717cm" svg:y="4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4.285cm" svg:y="4.152cm">
              <t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draw:g>
          <draw:g>
            <draw:custom-shape draw:style-name="gr1" draw:text-style-name="P1" draw:layer="layout" svg:width="0.367cm" svg:height="0.374cm" svg:x="5.136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4.974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5.278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5.285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4.936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5.609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9cm" svg:height="0.232cm" svg:x="5.176cm" svg:y="3.266cm">
              <text:p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draw:g>
          <draw:g>
            <draw:custom-shape draw:style-name="gr1" draw:text-style-name="P1" draw:layer="layout" svg:width="0.367cm" svg:height="0.374cm" svg:x="3.357cm" svg:y="3.2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3.195cm" svg:y="3.0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3.499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4cm" svg:x="3.506cm" svg:y="3.6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3.157cm" svg:y="3.3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3.829cm" svg:y="3.3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3.397cm" svg:y="3.273cm">
              <text:p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draw:g>
          <draw:custom-shape draw:style-name="gr5" draw:text-style-name="P1" draw:layer="layout" svg:width="0.388cm" svg:height="0.132cm" svg:x="4.669cm" svg:y="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svg:x="3.781cm" svg:y="3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9) translate (4.353cm 3.1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9) translate (4.36cm 4.0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367cm" svg:height="0.374cm" svg:x="3.351cm" svg:y="1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3.189cm" svg:y="1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493cm" svg:y="1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5cm" svg:y="1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51cm" svg:y="1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824cm" svg:y="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92cm" svg:y="1.482cm">
            <t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draw:g>
        <draw:g>
          <draw:custom-shape draw:style-name="gr1" draw:text-style-name="P1" draw:layer="layout" svg:width="0.368cm" svg:height="0.373cm" svg:x="2.449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6cm" svg:height="0.686cm" svg:x="2.287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592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598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5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922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2.49cm" svg:y="2.38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custom-shape draw:style-name="gr1" draw:text-style-name="P1" draw:layer="layout" svg:width="0.368cm" svg:height="0.373cm" svg:x="3.354cm" svg:y="2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5cm" svg:height="0.687cm" svg:x="3.193cm" svg:y="2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4cm" svg:x="3.497cm" svg:y="2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503cm" svg:y="2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155cm" svg:y="2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827cm" svg:y="2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251cm" svg:height="0.232cm" svg:x="3.395cm" svg:y="2.387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g>
          <draw:custom-shape draw:style-name="gr1" draw:text-style-name="P1" draw:layer="layout" svg:width="0.367cm" svg:height="0.374cm" svg:x="5.125cm" svg:y="1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63cm" svg:y="1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67cm" svg:y="1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74cm" svg:y="1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25cm" svg:y="1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598cm" svg:y="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65cm" svg:y="1.48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draw:g>
        <draw:g>
          <draw:custom-shape draw:style-name="gr1" draw:text-style-name="P1" draw:layer="layout" svg:width="0.367cm" svg:height="0.374cm" svg:x="2.447cm" svg:y="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2.285cm" svg:y="1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589cm" svg:y="1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2.596cm" svg:y="1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47cm" svg:y="1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919cm" svg:y="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2.487cm" svg:y="1.479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custom-shape draw:style-name="gr5" draw:text-style-name="P1" draw:layer="layout" svg:width="0.387cm" svg:height="0.131cm" svg:x="1.982cm" svg:y="1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65cm 1.3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7cm" svg:y="1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69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79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8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991cm" svg:y="2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61cm 1.3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4.35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71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73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63cm 3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71cm 3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6cm" svg:y="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9cm" svg:y="3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3.368cm" svg:y="4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3.206cm" svg:y="3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51cm" svg:y="3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517cm" svg:y="4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68cm" svg:y="4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841cm" svg:y="4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3.408cm" svg:y="4.137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draw:g>
        <draw:g>
          <draw:custom-shape draw:style-name="gr1" draw:text-style-name="P1" draw:layer="layout" svg:width="0.367cm" svg:height="0.374cm" svg:x="5.125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63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67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74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25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598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65cm" svg:y="2.38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custom-shape draw:style-name="gr1" draw:text-style-name="P1" draw:layer="layout" svg:width="0.367cm" svg:height="0.374cm" svg:x="5.145cm" svg:y="4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83cm" svg:y="3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87cm" svg:y="3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94cm" svg:y="4.5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45cm" svg:y="4.2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618cm" svg:y="4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85cm" svg:y="4.157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draw:g>
        <draw:g>
          <draw:custom-shape draw:style-name="gr1" draw:text-style-name="P1" draw:layer="layout" svg:width="0.367cm" svg:height="0.374cm" svg:x="2.469cm" svg:y="4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2.307cm" svg:y="3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611cm" svg:y="3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618cm" svg:y="4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69cm" svg:y="4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942cm" svg:y="4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2.509cm" svg:y="4.137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custom-shape draw:style-name="gr1" draw:text-style-name="P1" draw:layer="layout" svg:width="0.367cm" svg:height="0.374cm" svg:x="0.692cm" svg:y="4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3cm" svg:y="3.9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34cm" svg:y="3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0.841cm" svg:y="4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92cm" svg:y="4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165cm" svg:y="4.2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32cm" svg:y="4.14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draw:g>
        <draw:g>
          <draw:custom-shape draw:style-name="gr1" draw:text-style-name="P1" draw:layer="layout" svg:width="0.367cm" svg:height="0.374cm" svg:x="0.682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2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24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0.831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82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155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22cm" svg:y="2.3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</draw:g>
        <draw:g>
          <draw:custom-shape draw:style-name="gr1" draw:text-style-name="P1" draw:layer="layout" svg:width="0.367cm" svg:height="0.374cm" svg:x="0.672cm" svg:y="1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1cm" svg:y="1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14cm" svg:y="1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0.821cm" svg:y="1.9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72cm" svg:y="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145cm" svg:y="1.5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12cm" svg:y="1.481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custom-shape draw:style-name="gr5" draw:text-style-name="P1" draw:layer="layout" svg:width="0.387cm" svg:height="0.131cm" draw:transform="rotate (1.5707963267949) translate (5.242cm 1.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5.242cm 2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5.252cm 3.1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5.263cm 4.0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8cm 4.0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8cm 3.1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79cm 2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8cm 1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62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82cm" svg:y="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078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097cm" svg:y="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107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015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905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93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82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83cm 4.0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78cm 4.0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871cm" svg:y="2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1.661cm 2.2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xml:id="id1" draw:id="id1" draw:layer="layout" svg:width="2.187cm" svg:height="1.539cm" svg:x="6.223cm" svg:y="0.502cm">
          <draw:text-box>
            <text:p text:style-name="P2"><text:span text:style-name="T1">نائٹروجن کا فالتو</text:span></text:p>
            <text:p text:style-name="P2"><text:span text:style-name="T1">الیکٹران شریک</text:span></text:p>
            <text:p text:style-name="P2"><text:span text:style-name="T1">گرفتی بند نہی بناتا</text:span></text:p>
          </draw:text-box>
        </draw:frame>
        <draw:connector draw:style-name="gr7" draw:text-style-name="P1" draw:layer="layout" draw:type="curve" svg:x1="6.223cm" svg:y1="1.271cm" svg:x2="3.999cm" svg:y2="2.144cm" draw:start-shape="id1" draw:start-glue-point="3" svg:d="M6223 1271c-2043 0-931 873-2224 873" svg:viewBox="0 0 2225 874">
          <text:p/>
        </draw:connector>
        <draw:custom-shape draw:style-name="gr3" draw:text-style-name="P1" draw:layer="layout" svg:width="0.074cm" svg:height="0.075cm" svg:x="3.954cm" svg:y="3.7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xml:id="id2" draw:id="id2" draw:layer="layout" svg:width="1.323cm" svg:height="0.653cm" svg:x="6.001cm" svg:y="3.143cm">
          <draw:text-box>
            <text:p text:style-name="P2"><text:span text:style-name="T1">آزاد لیکٹران</text:span></text:p>
          </draw:text-box>
        </draw:frame>
        <draw:connector draw:style-name="gr7" draw:text-style-name="P1" draw:layer="layout" draw:type="curve" svg:x1="6.001cm" svg:y1="3.469cm" svg:x2="4.088cm" svg:y2="3.794cm" draw:start-shape="id2" draw:start-glue-point="3" svg:d="M6001 3469c-1809 0-853 325-1913 325" svg:viewBox="0 0 1914 326">
          <text:p/>
        </draw:connector>
        <draw:custom-shape draw:style-name="gr2" draw:text-style-name="P1" draw:layer="layout" svg:width="1.459cm" svg:height="1.523cm" svg:x="6.494cm" svg:y="4.33cm">
          <draw:glue-point draw:id="4" svg:x="-4.996cm" svg:y="-1.313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xml:id="id3" draw:id="id3" draw:layer="layout" svg:width="1.675cm" svg:height="1.685cm" svg:x="6.382cm" svg:y="4.281cm">
          <draw:text-box>
            <text:p><text:span text:style-name="T2">- - - - -</text:span></text:p>
            <text:p><text:span text:style-name="T2">- - - - -</text:span></text:p>
            <text:p><text:span text:style-name="T2">- - - - -</text:span></text:p>
          </draw:text-box>
          <draw:glue-point draw:id="4" svg:x="1.414cm" svg:y="-2.887cm"/>
        </draw:frame>
        <draw:connector draw:style-name="gr7" draw:text-style-name="P1" draw:layer="layout" draw:type="curve" svg:x1="6.662cm" svg:y1="3.796cm" svg:x2="7.455cm" svg:y2="4.637cm" draw:start-shape="id2" draw:start-glue-point="2" draw:end-shape="id3" draw:end-glue-point="4" svg:d="M6662 3796c0 364 793-56 793 841" svg:viewBox="0 0 794 842">
          <text:p/>
        </draw:connector>
        <draw:frame draw:style-name="gr8" draw:text-style-name="P3" xml:id="id4" draw:id="id4" draw:layer="layout" svg:width="1.869cm" svg:height="0.653cm" svg:x="2.575cm" svg:y="5.207cm">
          <draw:text-box>
            <text:p text:style-name="P2"><text:span text:style-name="T1">منفی نیم موصل مواد</text:span><text:span text:style-name="T1"> </text:span></text:p>
          </draw:text-box>
        </draw:frame>
        <draw:connector draw:style-name="gr7" draw:text-style-name="P1" draw:layer="layout" draw:type="curve" svg:x1="4.444cm" svg:y1="5.533cm" svg:x2="6.382cm" svg:y2="5.123cm" draw:start-shape="id4" draw:start-glue-point="1" draw:end-shape="id3" draw:end-glue-point="3" svg:d="M4444 5533c1453 0 485-410 1938-410" svg:viewBox="0 0 1939 4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58:35.909919023</dc:date>
    <meta:editing-duration>P0D</meta:editing-duration>
    <meta:editing-cycles>1</meta:editing-cycles>
    <meta:document-statistic meta:object-count="301"/>
    <meta:generator>LibreOffice/4.2.8.2$Linux_x86 LibreOffice_project/420m0$Build-2</meta:generator>
  </office:meta>
</office:document-meta>
</file>

<file path=Object 1/content.xml><?xml version="1.0" encoding="utf-8"?>
<math xmlns="http://www.w3.org/1998/Math/MathML">
  <semantics>
    <mi mathvariant="italic">Si</mi>
    <annotation encoding="StarMath 5.0">Si</annotation>
  </semantics>
</math>
</file>

<file path=Object 10/content.xml><?xml version="1.0" encoding="utf-8"?>
<math xmlns="http://www.w3.org/1998/Math/MathML">
  <semantics>
    <mi mathvariant="italic">Si</mi>
    <annotation encoding="StarMath 5.0">Si</annotation>
  </semantics>
</math>
</file>

<file path=Object 11/content.xml><?xml version="1.0" encoding="utf-8"?>
<math xmlns="http://www.w3.org/1998/Math/MathML">
  <semantics>
    <mi mathvariant="italic">Si</mi>
    <annotation encoding="StarMath 5.0">Si</annotation>
  </semantics>
</math>
</file>

<file path=Object 12/content.xml><?xml version="1.0" encoding="utf-8"?>
<math xmlns="http://www.w3.org/1998/Math/MathML">
  <semantics>
    <mi mathvariant="italic">Si</mi>
    <annotation encoding="StarMath 5.0">Si</annotation>
  </semantics>
</math>
</file>

<file path=Object 13/content.xml><?xml version="1.0" encoding="utf-8"?>
<math xmlns="http://www.w3.org/1998/Math/MathML">
  <semantics>
    <mi mathvariant="italic">Si</mi>
    <annotation encoding="StarMath 5.0">Si</annotation>
  </semantics>
</math>
</file>

<file path=Object 14/content.xml><?xml version="1.0" encoding="utf-8"?>
<math xmlns="http://www.w3.org/1998/Math/MathML">
  <semantics>
    <mi mathvariant="italic">Si</mi>
    <annotation encoding="StarMath 5.0">Si</annotation>
  </semantics>
</math>
</file>

<file path=Object 15/content.xml><?xml version="1.0" encoding="utf-8"?>
<math xmlns="http://www.w3.org/1998/Math/MathML">
  <semantics>
    <mi mathvariant="italic">Si</mi>
    <annotation encoding="StarMath 5.0">Si</annotation>
  </semantics>
</math>
</file>

<file path=Object 16/content.xml><?xml version="1.0" encoding="utf-8"?>
<math xmlns="http://www.w3.org/1998/Math/MathML">
  <semantics>
    <mi mathvariant="italic">Si</mi>
    <annotation encoding="StarMath 5.0">Si</annotation>
  </semantics>
</math>
</file>

<file path=Object 17/content.xml><?xml version="1.0" encoding="utf-8"?>
<math xmlns="http://www.w3.org/1998/Math/MathML">
  <semantics>
    <mi mathvariant="italic">Si</mi>
    <annotation encoding="StarMath 5.0">Si</annotation>
  </semantics>
</math>
</file>

<file path=Object 18/content.xml><?xml version="1.0" encoding="utf-8"?>
<math xmlns="http://www.w3.org/1998/Math/MathML">
  <semantics>
    <mi mathvariant="italic">Si</mi>
    <annotation encoding="StarMath 5.0">Si</annotation>
  </semantics>
</math>
</file>

<file path=Object 19/content.xml><?xml version="1.0" encoding="utf-8"?>
<math xmlns="http://www.w3.org/1998/Math/MathML">
  <semantics>
    <mi mathvariant="italic">Si</mi>
    <annotation encoding="StarMath 5.0">Si</annotation>
  </semantics>
</math>
</file>

<file path=Object 2/content.xml><?xml version="1.0" encoding="utf-8"?>
<math xmlns="http://www.w3.org/1998/Math/MathML">
  <semantics>
    <mi mathvariant="italic">Si</mi>
    <annotation encoding="StarMath 5.0">Si</annotation>
  </semantics>
</math>
</file>

<file path=Object 20/content.xml><?xml version="1.0" encoding="utf-8"?>
<math xmlns="http://www.w3.org/1998/Math/MathML">
  <semantics>
    <mi mathvariant="italic">Si</mi>
    <annotation encoding="StarMath 5.0">Si</annotation>
  </semantics>
</math>
</file>

<file path=Object 21/content.xml><?xml version="1.0" encoding="utf-8"?>
<math xmlns="http://www.w3.org/1998/Math/MathML">
  <semantics>
    <mi>N</mi>
    <annotation encoding="StarMath 5.0">N</annotation>
  </semantics>
</math>
</file>

<file path=Object 22/content.xml><?xml version="1.0" encoding="utf-8"?>
<math xmlns="http://www.w3.org/1998/Math/MathML">
  <semantics>
    <mi mathvariant="italic">Si</mi>
    <annotation encoding="StarMath 5.0">Si</annotation>
  </semantics>
</math>
</file>

<file path=Object 23/content.xml><?xml version="1.0" encoding="utf-8"?>
<math xmlns="http://www.w3.org/1998/Math/MathML">
  <semantics>
    <mi mathvariant="italic">Si</mi>
    <annotation encoding="StarMath 5.0">Si</annotation>
  </semantics>
</math>
</file>

<file path=Object 24/content.xml><?xml version="1.0" encoding="utf-8"?>
<math xmlns="http://www.w3.org/1998/Math/MathML">
  <semantics>
    <mi mathvariant="italic">Si</mi>
    <annotation encoding="StarMath 5.0">Si</annotation>
  </semantics>
</math>
</file>

<file path=Object 25/content.xml><?xml version="1.0" encoding="utf-8"?>
<math xmlns="http://www.w3.org/1998/Math/MathML">
  <semantics>
    <mi mathvariant="italic">Si</mi>
    <annotation encoding="StarMath 5.0">Si</annotation>
  </semantics>
</math>
</file>

<file path=Object 26/content.xml><?xml version="1.0" encoding="utf-8"?>
<math xmlns="http://www.w3.org/1998/Math/MathML">
  <semantics>
    <mi mathvariant="italic">Si</mi>
    <annotation encoding="StarMath 5.0">Si</annotation>
  </semantics>
</math>
</file>

<file path=Object 27/content.xml><?xml version="1.0" encoding="utf-8"?>
<math xmlns="http://www.w3.org/1998/Math/MathML">
  <semantics>
    <mi mathvariant="italic">Si</mi>
    <annotation encoding="StarMath 5.0">Si</annotation>
  </semantics>
</math>
</file>

<file path=Object 28/content.xml><?xml version="1.0" encoding="utf-8"?>
<math xmlns="http://www.w3.org/1998/Math/MathML">
  <semantics>
    <mi mathvariant="italic">Si</mi>
    <annotation encoding="StarMath 5.0">Si</annotation>
  </semantics>
</math>
</file>

<file path=Object 29/content.xml><?xml version="1.0" encoding="utf-8"?>
<math xmlns="http://www.w3.org/1998/Math/MathML">
  <semantics>
    <mi mathvariant="italic">Si</mi>
    <annotation encoding="StarMath 5.0">Si</annotation>
  </semantics>
</math>
</file>

<file path=Object 3/content.xml><?xml version="1.0" encoding="utf-8"?>
<math xmlns="http://www.w3.org/1998/Math/MathML">
  <semantics>
    <mi mathvariant="italic">Si</mi>
    <annotation encoding="StarMath 5.0">Si</annotation>
  </semantics>
</math>
</file>

<file path=Object 30/content.xml><?xml version="1.0" encoding="utf-8"?>
<math xmlns="http://www.w3.org/1998/Math/MathML">
  <semantics>
    <mi mathvariant="italic">Si</mi>
    <annotation encoding="StarMath 5.0">Si</annotation>
  </semantics>
</math>
</file>

<file path=Object 4/content.xml><?xml version="1.0" encoding="utf-8"?>
<math xmlns="http://www.w3.org/1998/Math/MathML">
  <semantics>
    <mi mathvariant="italic">Si</mi>
    <annotation encoding="StarMath 5.0">Si</annotation>
  </semantics>
</math>
</file>

<file path=Object 5/content.xml><?xml version="1.0" encoding="utf-8"?>
<math xmlns="http://www.w3.org/1998/Math/MathML">
  <semantics>
    <mi mathvariant="italic">Si</mi>
    <annotation encoding="StarMath 5.0">Si</annotation>
  </semantics>
</math>
</file>

<file path=Object 6/content.xml><?xml version="1.0" encoding="utf-8"?>
<math xmlns="http://www.w3.org/1998/Math/MathML">
  <semantics>
    <mi mathvariant="italic">Si</mi>
    <annotation encoding="StarMath 5.0">Si</annotation>
  </semantics>
</math>
</file>

<file path=Object 7/content.xml><?xml version="1.0" encoding="utf-8"?>
<math xmlns="http://www.w3.org/1998/Math/MathML">
  <semantics>
    <mi mathvariant="italic">Si</mi>
    <annotation encoding="StarMath 5.0">Si</annotation>
  </semantics>
</math>
</file>

<file path=Object 8/content.xml><?xml version="1.0" encoding="utf-8"?>
<math xmlns="http://www.w3.org/1998/Math/MathML">
  <semantics>
    <mi mathvariant="italic">Si</mi>
    <annotation encoding="StarMath 5.0">Si</annotation>
  </semantics>
</math>
</file>

<file path=Object 9/content.xml><?xml version="1.0" encoding="utf-8"?>
<math xmlns="http://www.w3.org/1998/Math/MathML">
  <semantics>
    <mi mathvariant="italic">Si</mi>
    <annotation encoding="StarMath 5.0">Si</annotation>
  </semantics>
</math>
</file>